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2404b" officeooo:paragraph-rsid="0002404b"/>
    </style:style>
    <style:style style:name="P2" style:family="paragraph" style:parent-style-name="Standard">
      <style:paragraph-properties fo:text-align="justify" style:justify-single-word="false"/>
      <style:text-properties officeooo:rsid="0003e3db" officeooo:paragraph-rsid="0003e3db"/>
    </style:style>
    <style:style style:name="P3" style:family="paragraph" style:parent-style-name="Standard">
      <style:paragraph-properties fo:text-align="justify" style:justify-single-word="false"/>
      <style:text-properties officeooo:rsid="0004420a" officeooo:paragraph-rsid="0004420a"/>
    </style:style>
    <style:style style:name="P4" style:family="paragraph" style:parent-style-name="Standard">
      <style:paragraph-properties fo:text-align="justify" style:justify-single-word="false"/>
      <style:text-properties officeooo:rsid="0005e659" officeooo:paragraph-rsid="0005e659"/>
    </style:style>
    <style:style style:name="P5" style:family="paragraph" style:parent-style-name="Standard">
      <style:paragraph-properties fo:text-align="justify" style:justify-single-word="false"/>
      <style:text-properties officeooo:rsid="00064e0e" officeooo:paragraph-rsid="00064e0e"/>
    </style:style>
    <style:style style:name="T1" style:family="text">
      <style:text-properties style:text-position="super 58%"/>
    </style:style>
    <style:style style:name="T2" style:family="text">
      <style:text-properties style:text-position="0% 100%"/>
    </style:style>
    <style:style style:name="T3" style:family="text">
      <style:text-properties officeooo:rsid="0004420a"/>
    </style:style>
    <style:style style:name="T4" style:family="text">
      <style:text-properties officeooo:rsid="0004e2ae"/>
    </style:style>
    <style:style style:name="T5" style:family="text">
      <style:text-properties fo:font-style="italic" officeooo:rsid="0004e2a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4e2ae" style:font-style-asian="normal" style:font-style-complex="normal"/>
    </style:style>
    <style:style style:name="T8" style:family="text">
      <style:text-properties fo:font-style="normal" officeooo:rsid="0005e659" style:font-style-asian="normal" style:font-style-complex="normal"/>
    </style:style>
    <style:style style:name="T9" style:family="text">
      <style:text-properties officeooo:rsid="000634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nuary 1<text:span text:style-name="T1">st</text:span><text:span text:style-name="T2">,</text:span> 2016</text:p>
      <text:p text:style-name="P1"/>
      <text:p text:style-name="P4">Facebook Inc.</text:p>
      <text:p text:style-name="P4">1 Hacker Way,</text:p>
      <text:p text:style-name="P4">Menlo Park, <text:span text:style-name="T9">California</text:span></text:p>
      <text:p text:style-name="P1"/>
      <text:p text:style-name="P5">To whom it may concern:</text:p>
      <text:p text:style-name="P1"/>
      <text:p text:style-name="P2">I find your current privacy and you anti-harassment policy very funny and conflicting considering what role <text:span text:style-name="T3">F</text:span>acebook plays in information gathering. <text:s/><text:span text:style-name="T3">If you truly did care about abuse within your social network, you would not offer the robust set of functions that “doxers” (people collecting information on others) use to pry at others lives.</text:span></text:p>
      <text:p text:style-name="P2"/>
      <text:p text:style-name="P3">The first feature that many do not see as harmful yet can really mess things up is your email forwarding using @facebook.com emails. <text:s/>Allow me to explain. <text:s/>Users have the ability to use an @facebook.com email address as a forwarding address to their real one. <text:s/><text:span text:style-name="T4">This function is enabled by default, and the email is generally [your facebook username]@facebook.com. <text:s/>Through some clever guessing and some cleverly crafted emails, we can get the user's email address by tricking him or her into replying from the email sent to them.</text:span></text:p>
      <text:p text:style-name="P3"/>
      <text:p text:style-name="P3"><text:span text:style-name="T4">The next big privacy issue that Facebook presents is its nice little habit of attempting to identify what city you live in, and connect it to your page. <text:s/>Lets say for a moment that you know someone's name and what they look like. <text:s/>Using their own Facebook page you can generally figure out what city they live in (which can be further used to find their address with a simple phone book look up).</text:span></text:p>
      <text:p text:style-name="P3"/>
      <text:p text:style-name="P3"><text:span text:style-name="T4">Yet another fun trick that Facebook has that can be abused to do is to figure out who people are based on a photograph. <text:s/>If you have a set number of Facebook accounts that you think </text:span><text:span text:style-name="T5">might</text:span><text:span text:style-name="T7"> be who you are looking for, add them all as friends and then post the photograph of the person you are looking for. <text:s/>Facebook automatically tags people using their facial recognition software, doing the dirty work of finding people for you.</text:span></text:p>
      <text:p text:style-name="P3"><text:span text:style-name="T7"/></text:p>
      <text:p text:style-name="P3"><text:span text:style-name="T7">One interesting trick that has yet to be patched up not only on Facebook but many other sites as well happens to be EXIF data. <text:s/>Have someone you are watching added on facebook? <text:s/>Have a picture they took on say, their phone? <text:s/>Chances are you can do a lot with that little photograph. <text:s/>Exif data is metadata attached to photographs when they are taken, and include everything from the model of the camera to the resolution on the photograph. <text:s/>This doesn't seem all that bad, but because many smart-phones are used to take pictures and many smart-phones have GPS automatically enabled, they may just attach the location that the picture was taken at automatically. <text:s/>There are </text:span><text:a xlink:type="simple" xlink:href="http://exifdata.com/" text:style-name="Internet_20_link" text:visited-style-name="Visited_20_Internet_20_Link"><text:span text:style-name="T7">many</text:span></text:a><text:span text:style-name="T7"> </text:span><text:a xlink:type="simple" xlink:href="http://regex.info/exif.cgi" text:style-name="Internet_20_link" text:visited-style-name="Visited_20_Internet_20_Link"><text:span text:style-name="T7">free</text:span></text:a><text:span text:style-name="T7"> </text:span><text:a xlink:type="simple" xlink:href="http://metapicz.com/#landing" text:style-name="Internet_20_link" text:visited-style-name="Visited_20_Internet_20_Link"><text:span text:style-name="T7">exif</text:span></text:a><text:span text:style-name="T7"> </text:span><text:a xlink:type="simple" xlink:href="http://www.exifdataviewer.com/" text:style-name="Internet_20_link" text:visited-style-name="Visited_20_Internet_20_Link"><text:span text:style-name="T7">viewers</text:span></text:a><text:span text:style-name="T7"> </text:span><text:a xlink:type="simple" xlink:href="http://www.findexif.com/" text:style-name="Internet_20_link" text:visited-style-name="Visited_20_Internet_20_Link"><text:span text:style-name="T7">online</text:span></text:a><text:span text:style-name="T7"> </text:span><text:span text:style-name="T8">that are increasingly easy to use.</text:span></text:p>
      <text:p text:style-name="P3"><text:span text:style-name="T8"/></text:p>
      <text:p text:style-name="P3"><text:span text:style-name="T8">Sometimes you don't have to do anything fancy with images to get someone's location. <text:s/>Sometimes Facebook does that for you. <text:s/>Many people forget to turn off the location services on both Facebook, and their phone. <text:s/>You can easily just take a look at where the photograph was taken as long as the picture hasn't been marked private yet.</text:span></text:p>
      <text:p text:style-name="P3"><text:span text:style-name="T8"/></text:p>
      <text:p text:style-name="P3"><text:span text:style-name="T8">Feeling a little fancy with your spying? <text:s/>I mean why just get a few bits of information when you can steal the whole thing. <text:s/>With </text:span><text:a xlink:type="simple" xlink:href="https://developers.facebook.com/docs/php/howto/profilewithgraphapi" text:style-name="Internet_20_link" text:visited-style-name="Visited_20_Internet_20_Link"><text:span text:style-name="T8">Facebook for Developers</text:span></text:a><text:span text:style-name="T8"> a very nice step by step guide is presented to programmers on how to make an app for Facebook users to sign in to, and how to retrieve almost all of their information through it. <text:s/>It doesn't take a talented programmer or a master hacker to do this, no </text:span><text:soft-page-break/><text:span text:style-name="T8">only simple knowledge of a programming language like PHP.</text:span></text:p>
      <text:p text:style-name="P3"><text:span text:style-name="T8"/></text:p>
      <text:p text:style-name="P3"><text:span text:style-name="T8">There are many ways to stop people from getting the personal information of others, but a good step would be to offer robust privacy functions, allowing users to automatically set what data can be accessed and what data can not. <text:s/>Also, it would be beneficial to offer these to users as they make their Facebook account.</text:span></text:p>
      <text:p text:style-name="P4"><text:span text:style-name="T6"/></text:p>
      <text:p text:style-name="P4"><text:span text:style-name="T6">All I really wanted to say is that Facebook in its current state is a large system full of glaring holes that almost everyone uses. <text:s/>It doesn't take a genius to see the problems that you have accidentally created, and it is in both your own best interest and your users to fix it.</text:span></text:p>
      <text:p text:style-name="P4"><text:span text:style-name="T6"/></text:p>
      <text:p text:style-name="P4"><text:span text:style-name="T6">Sincerely,</text:span></text:p>
      <text:p text:style-name="P4"><text:span text:style-name="T6"/></text:p>
      <text:p text:style-name="P4"><text:span text:style-name="T6">Ryan Shuey</text:span></text:p>
      <text:p text:style-name="P4"><text:span text:style-name="T6">Stud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31T21:30:43.349511347</meta:creation-date>
    <dc:date>2016-01-04T13:02:40.061061779</dc:date>
    <meta:editing-duration>P3DT53M39S</meta:editing-duration>
    <meta:editing-cycles>3</meta:editing-cycles>
    <meta:generator>LibreOffice/4.4.6.3$Linux_X86_64 LibreOffice_project/40m0$Build-3</meta:generator>
    <meta:document-statistic meta:table-count="0" meta:image-count="0" meta:object-count="0" meta:page-count="2" meta:paragraph-count="17" meta:word-count="695" meta:character-count="3944" meta:non-whitespace-character-count="3243"/>
  </office:meta>
</office:document-meta>
</file>